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4151" officeooo:paragraph-rsid="000a4151"/>
    </style:style>
    <style:style style:name="P2" style:family="paragraph" style:parent-style-name="Standard">
      <style:paragraph-properties fo:line-height="150%" fo:text-align="start" style:justify-single-word="false"/>
      <style:text-properties officeooo:rsid="000a4151" officeooo:paragraph-rsid="000a4151"/>
    </style:style>
    <style:style style:name="P3" style:family="paragraph" style:parent-style-name="Header">
      <style:paragraph-properties fo:text-align="end" style:justify-single-word="false"/>
      <style:text-properties officeooo:rsid="000a4151" officeooo:paragraph-rsid="000a41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flection and Additional Features</text:p>
      <text:p text:style-name="P1"/>
      <text:p text:style-name="P2"><text:tab/>This lab was a challenge for me at first, but as I worked through two major complications in my code, I was able to comple the lab with confidence. <text:s/>The first challenge I confronted was in creating a getMessage method in the Tweet class. <text:s/>I was able to resolve this issue quickly with the help of the Professor whose instructions indicated I was over thinking the task at hand. <text:s/>The steps I took to do this was to remove the code I wrote which attempted to convert the Tweet object back into a String variable. <text:s/>Completing this portion of the lab was accomplished by writing “return message” as the only line in the getMessage method. <text:s/><text:line-break/><text:tab/>The second issue I encountered was with the try and catch statements in GatorTweet when writing the code to return the home timeline. <text:s/>I was initially challenged by the error that the catch statement never threw an exception and thus the try statements were not able to be utilized. <text:s/>The issue in the end was as simple as adding in the parameters for the catch statement which was : (TwitterException te). <text:s/></text:p>
      <text:p text:style-name="P2"><text:tab/>There was a third minor complication in running my code. <text:s/>The while loop I implemented to then use if-else statemetns in order to use GatorTweet in a more interactive way would not the user to exit the program when entering the proper command. <text:s/>The loop instead would loop through one more time to the introductory message and options listed, then regardless of the input would exit the program. <text:s/>This was a very bizarre occurrence that I seem to have fixed in the last stages of editing my code. <text:s/></text:p>
      <text:p text:style-name="P2"/>
      <text:p text:style-name="P2"><text:tab/>Though the program written for this class includes some basic Twitter capabilities, the user could use several more Twitter functions for the real Twitter experience. <text:s/>These functions could include following/unfollowing a person; searching for hashtags; and looking at the Timeline of a twitter user. <text:s/>These functions would make our program much more similar in capabilities to the official Twitter client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a4151" officeooo:paragraph-rsid="000a415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Guillaum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8T22:32:39.995339305</meta:creation-date>
    <meta:generator>LibreOffice/4.2.7.2$Linux_X86_64 LibreOffice_project/420m0$Build-2</meta:generator>
    <dc:date>2015-02-18T22:54:14.579810178</dc:date>
    <meta:editing-duration>P0D</meta:editing-duration>
    <meta:editing-cycles>1</meta:editing-cycles>
    <meta:document-statistic meta:table-count="0" meta:image-count="0" meta:object-count="0" meta:page-count="1" meta:paragraph-count="5" meta:word-count="339" meta:character-count="1997" meta:non-whitespace-character-count="1640"/>
  </office:meta>
</office:document-meta>
</file>